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2.030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mand 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5"/>
          <table:table-cell office:value-type="string" calcext:value-type="string">
            <text:p>Channel Number Starts at 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2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table:style-name="ce2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0 == Disabled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pons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 Abbreviatio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SEE ERROR RESPON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2" office:value-type="string" calcext:value-type="string">
            <text:p>0xFF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eboot Devic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9</text:p>
          </table:table-cell>
          <table:table-cell table:number-columns-repeated="6" office:value-type="string" calcext:value-type="string">
            <text:p>0x0A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evice temperatur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x Sensor Channel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AX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I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Typ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3"/>
          <table:table-cell office:value-type="string" calcext:value-type="string">
            <text:p>Intensity has a range of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0:09:50.278585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09:52:22.951904900</meta:creation-date>
    <dc:date>2025-08-04T12:34:40.571732848</dc:date>
    <meta:editing-duration>PT2H25M20S</meta:editing-duration>
    <meta:editing-cycles>3</meta:editing-cycles>
    <meta:generator>LibreOffice/25.2.5.2$Linux_X86_64 LibreOffice_project/fb4792146257752f54eab576deb869869b108571</meta:generator>
    <meta:document-statistic meta:table-count="1" meta:cell-count="325" meta:object-count="0"/>
  </office:meta>
</office:document-meta>
</file>